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d413" officeooo:paragraph-rsid="000ed413"/>
    </style:style>
    <style:style style:name="P2" style:family="paragraph" style:parent-style-name="Standard">
      <style:paragraph-properties fo:text-align="center" style:justify-single-word="false"/>
      <style:text-properties officeooo:rsid="000ed413" officeooo:paragraph-rsid="000ed413"/>
    </style:style>
    <style:style style:name="P3" style:family="paragraph" style:parent-style-name="Standard">
      <style:text-properties officeooo:rsid="000ed413" officeooo:paragraph-rsid="000fbdda"/>
    </style:style>
    <style:style style:name="P4" style:family="paragraph" style:parent-style-name="Standard">
      <style:text-properties fo:font-weight="bold" officeooo:rsid="000fbdda" officeooo:paragraph-rsid="000fbdda" style:font-weight-asian="bold" style:font-weight-complex="bold"/>
    </style:style>
    <style:style style:name="P5" style:family="paragraph" style:parent-style-name="Standard">
      <style:text-properties fo:font-weight="bold" officeooo:rsid="0010e7a3" officeooo:paragraph-rsid="0010e7a3" style:font-weight-asian="bold" style:font-weight-complex="bold"/>
    </style:style>
    <style:style style:name="P6" style:family="paragraph" style:parent-style-name="Standard">
      <style:text-properties fo:font-style="normal" officeooo:rsid="000fbdda" officeooo:paragraph-rsid="000fbdda" style:font-style-asian="normal" style:font-style-complex="normal"/>
    </style:style>
    <style:style style:name="P7" style:family="paragraph" style:parent-style-name="Standard">
      <style:text-properties fo:font-style="normal" officeooo:rsid="000ed413" officeooo:paragraph-rsid="000ed413" style:font-style-asian="normal" style:font-style-complex="normal"/>
    </style:style>
    <style:style style:name="P8" style:family="paragraph" style:parent-style-name="Standard">
      <style:text-properties fo:font-style="normal" fo:font-weight="bold" officeooo:rsid="000fbdda" officeooo:paragraph-rsid="000fbdda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normal" officeooo:rsid="000fbdda" officeooo:paragraph-rsid="000fbdd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0e7a3" officeooo:paragraph-rsid="0010e7a3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2d871" officeooo:paragraph-rsid="0012d871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2d871" officeooo:paragraph-rsid="0012d871" fo:background-color="transparent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color="#2b511a" style:font-name="Droid Sans Mono" fo:font-size="10.5pt" fo:font-style="normal" fo:font-weight="normal" officeooo:rsid="0012d871" officeooo:paragraph-rsid="0012d871" fo:background-color="transparent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fbdda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0f8d5" style:font-style-asian="normal" style:font-weight-asian="normal" style:font-style-complex="normal" style:font-weight-complex="normal"/>
    </style:style>
    <style:style style:name="T7" style:family="text">
      <style:text-properties officeooo:rsid="000fbd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HTML</text:span> – a creative process</text:p>
      <text:p text:style-name="P1"/>
      <text:p text:style-name="P1">HTML is the standard markup <text:span text:style-name="T7">language</text:span> for creating websites</text:p>
      <text:p text:style-name="P1"/>
      <text:p text:style-name="P1">HTML stands for Hyper Text Markup <text:span text:style-name="T7">Language</text:span></text:p>
      <text:p text:style-name="P1"/>
      <text:p text:style-name="P3">W3C</text:p>
      <text:p text:style-name="P3">International Community that have the rules for WWW – they control everything about HTML</text:p>
      <text:p text:style-name="P1"/>
      <text:p text:style-name="P1">HTML</text:p>
      <text:p text:style-name="P1">- describes the structure of webpages using markup</text:p>
      <text:p text:style-name="P1">- elements are the building blocks of HTML pages</text:p>
      <text:p text:style-name="P1">- elements are represetend by tags which label pieces of content such as <text:span text:style-name="T2">heading, paragraph, table, form</text:span></text:p>
      <text:p text:style-name="P1"><text:span text:style-name="T2">- </text:span><text:span text:style-name="T3">browsers do not display HTML </text:span><text:span text:style-name="T4">Tags, but use them to render the content of the page</text:span></text:p>
      <text:p text:style-name="P6">&gt;</text:p>
      <text:p text:style-name="P7">static webpages – just HTML and CSS</text:p>
      <text:p text:style-name="P7">dinamic webpages – also mix JavaScript or other languages like React</text:p>
      <text:p text:style-name="P7"/>
      <text:p text:style-name="P7">UI (User Interface) – the visual aspects of the website, what the user can see</text:p>
      <text:p text:style-name="P7"/>
      <text:p text:style-name="P7">UX (User Experience) – how the user interacts with the product </text:p>
      <text:p text:style-name="P7"/>
      <text:p text:style-name="P7"/>
      <text:p text:style-name="P7"/>
      <text:p text:style-name="P8">HTML editors and Tools</text:p>
      <text:p text:style-name="P8"/>
      <text:p text:style-name="P9">You can write HTML using a simple text editor like NotePad’(PC) or TextEdit (Mac). Don’t use MS Word!</text:p>
      <text:p text:style-name="P9"/>
      <text:p text:style-name="P4"><text:span text:style-name="T3">Code editors</text:span><text:span text:style-name="T5"> like NotePad++ (PC), Sublime Text, Atom or Brackets (Adobe) help you with Syntax Highlighting, Auto Complete, Makros, pPlugins or Extensions.</text:span></text:p>
      <text:p text:style-name="P9"/>
      <text:p text:style-name="P9">For advanced users, an Integrated Development Environment (IDE) like NetBeans is recommendable. With an IDE you can use Automation Tools, Debugger or a Veresion Control Syytem</text:p>
      <text:p text:style-name="P9"/>
      <text:p text:style-name="P9"/>
      <text:p text:style-name="P9"/>
      <text:p text:style-name="P9">Structure of the language: Tags</text:p>
      <text:p text:style-name="P9">The content is enclosed by a Start Tag (opening tag) and an End Tag (closing tag)</text:p>
      <text:p text:style-name="P9"/>
      <text:p text:style-name="P9">&lt;tagname&gt;content&lt;/tagname&gt;</text:p>
      <text:p text:style-name="P9"/>
      <text:p text:style-name="P10">The End Tag is written like the Start Tag, but with a forward slash inserted before the Tag name</text:p>
      <text:p text:style-name="P10"/>
      <text:p text:style-name="P10">Some elements don’t need a closing tag, they are called empty elements, like:</text:p>
      <text:p text:style-name="P10"/>
      <text:p text:style-name="P10">image: &lt;img&gt;</text:p>
      <text:p text:style-name="P10">line break: &lt;br&gt;</text:p>
      <text:p text:style-name="P10">&lt;input&gt;</text:p>
      <text:p text:style-name="P10"/>
      <text:p text:style-name="P10"><text:soft-page-break/>Example of a simple HTML Document</text:p>
      <text:p text:style-name="P10">&lt;!DOCTYPE html&gt; ---→ this means this is HTML5</text:p>
      <text:p text:style-name="P10">&lt;html&gt; → this is my root element</text:p>
      <text:p text:style-name="P10"><text:tab/>&lt;head&gt; → lives inside html</text:p>
      <text:p text:style-name="P10"><text:tab/><text:tab/>&lt;title&gt;Page Title&lt;/title&gt;</text:p>
      <text:p text:style-name="P10"><text:tab/>&lt;/head&gt;</text:p>
      <text:p text:style-name="P5"><text:span text:style-name="T5">&lt;body&gt; → lives inside html →</text:span><text:span text:style-name="T6"> this is the visible part of the webpage</text:span></text:p>
      <text:p text:style-name="P10"><text:tab/>&lt;h1&gt;Heading&lt;/h1&gt;</text:p>
      <text:p text:style-name="P10"><text:tab/>&lt;p&gt;Heading&lt;/p&gt;</text:p>
      <text:p text:style-name="P10">&lt;/body&gt; </text:p>
      <text:p text:style-name="P10"/>
      <text:p text:style-name="P11">&lt;/html&gt;</text:p>
      <text:p text:style-name="P11"/>
      <text:p text:style-name="P11">To write a comment:</text:p>
      <text:p text:style-name="P12"/>
      <text:p text:style-name="P13">&lt;!-- Comment --&gt;</text:p>
      <text:p text:style-name="P11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09:01:56.586891162</meta:creation-date>
    <dc:date>2020-02-24T09:55:33.938301834</dc:date>
    <meta:editing-duration>PT33M1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313" meta:character-count="1870" meta:non-whitespace-character-count="1585"/>
  </office:meta>
</office:document-meta>
</file>